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NTAGENS – SONAR360</text:p>
      <text:p text:style-name="Standard"/>
      <text:p text:style-name="Standard">Não é necessário estar sempre ligado</text:p>
      <text:p text:style-name="Standard">Visão rápida do panorama debaixo de agua</text:p>
      <text:p text:style-name="Standard">Muito mais barato em relação a sonares mais avançados: http://www.tritech.co.uk/product/multibeam-sonar-for-3d-model-view-of-sonar-imagery-eclipse</text:p>
      <text:p text:style-name="Standard">Não esta dependente da movimentação do barco para começar a mapear</text:p>
      <text:p text:style-name="Standard">Visão a tempo real dos pontos anteriores, ao contrário de um sonar normal que apenas capta e recorda dad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gado </meta:initial-creator>
    <meta:creation-date>2013-10-25T18:39:29</meta:creation-date>
    <dc:date>2013-12-04T16:38:07</dc:date>
    <dc:creator>Salgado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6" meta:word-count="56" meta:character-count="414" meta:non-whitespace-character-count="364"/>
  </office:meta>
</office:document-meta>
</file>